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prod_summary_2017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unnet_count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berry_count</text:p>
          </table:table-cell>
          <table:table-cell office:value-type="string" calcext:value-type="string">
            <text:p>berry_grade</text:p>
          </table:table-cell>
          <table:table-cell office:value-type="string" calcext:value-type="string">
            <text:p>reject_count</text:p>
          </table:table-cell>
          <table:table-cell office:value-type="string" calcext:value-type="string">
            <text:p>min_distance</text:p>
          </table:table-cell>
          <table:table-cell office:value-type="string" calcext:value-type="string">
            <text:p>max_distance</text:p>
          </table:table-cell>
        </table:table-row>
        <table:table-row table:style-name="ro1">
          <table:table-cell office:value-type="string" calcext:value-type="string">
            <text:p>2017-01-05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2017-01-08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2017-03-03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03-06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2366" calcext:value-type="float">
            <text:p>2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2017-03-07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667" calcext:value-type="float">
            <text:p>1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2017-03-09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590" calcext:value-type="float">
            <text:p>15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2017-03-10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2890" calcext:value-type="float">
            <text:p>2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90" calcext:value-type="float">
            <text:p>2890</text:p>
          </table:table-cell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2017-03-13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03-16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2017-03-21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460" calcext:value-type="float">
            <text:p>1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2017-03-22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934" calcext:value-type="float">
            <text:p>1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2017-03-23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343" calcext:value-type="float">
            <text:p>1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2017-03-24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696" calcext:value-type="float">
            <text:p>16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2017-03-27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097" calcext:value-type="float">
            <text:p>10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2017-03-28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772" calcext:value-type="float">
            <text:p>1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2017-03-30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2017-03-31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110" calcext:value-type="float">
            <text:p>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2017-04-03</text:p>
          </table:table-cell>
          <table:table-cell office:value-type="string" calcext:value-type="string">
            <text:p>Fail</text:p>
          </table:table-cell>
          <table:table-cell table:number-columns-repeated="4"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2017-04-03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2992" calcext:value-type="float">
            <text:p>2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92" calcext:value-type="float">
            <text:p>2992</text:p>
          </table:table-cell>
        </table:table-row>
        <table:table-row table:style-name="ro1">
          <table:table-cell office:value-type="string" calcext:value-type="string">
            <text:p>2017-04-06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2092" calcext:value-type="float">
            <text:p>20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2978" calcext:value-type="float">
            <text:p>2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2017-04-17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601" calcext:value-type="float">
            <text:p>16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2017-04-18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627" calcext:value-type="float">
            <text:p>16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2017-05-04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7-07-03</text:p>
          </table:table-cell>
          <table:table-cell office:value-type="string" calcext:value-type="string">
            <text:p>Fail</text:p>
          </table:table-cell>
          <table:table-cell table:number-columns-repeated="4"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07-14</text:p>
          </table:table-cell>
          <table:table-cell office:value-type="string" calcext:value-type="string">
            <text:p>Fail</text:p>
          </table:table-cell>
          <table:table-cell table:number-columns-repeated="4" office:value-type="float" office:value="3080" calcext:value-type="float">
            <text:p>30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2017-07-15</text:p>
          </table:table-cell>
          <table:table-cell office:value-type="string" calcext:value-type="string">
            <text:p>Fail</text:p>
          </table:table-cell>
          <table:table-cell table:number-columns-repeated="4" office:value-type="float" office:value="1583" calcext:value-type="float">
            <text:p>1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2017-07-17</text:p>
          </table:table-cell>
          <table:table-cell office:value-type="string" calcext:value-type="string">
            <text:p>Fail</text:p>
          </table:table-cell>
          <table:table-cell table:number-columns-repeated="4" office:value-type="float" office:value="7943" calcext:value-type="float">
            <text:p>79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43" calcext:value-type="float">
            <text:p>7943</text:p>
          </table:table-cell>
        </table:table-row>
        <table:table-row table:style-name="ro1">
          <table:table-cell office:value-type="string" calcext:value-type="string">
            <text:p>2017-07-17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634" calcext:value-type="float">
            <text:p>16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2017-07-18</text:p>
          </table:table-cell>
          <table:table-cell office:value-type="string" calcext:value-type="string">
            <text:p>Fail</text:p>
          </table:table-cell>
          <table:table-cell table:number-columns-repeated="4"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017-07-18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3744" calcext:value-type="float">
            <text:p>3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2017-07-20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8388" calcext:value-type="float">
            <text:p>8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88" calcext:value-type="float">
            <text:p>8388</text:p>
          </table:table-cell>
        </table:table-row>
        <table:table-row table:style-name="ro1">
          <table:table-cell office:value-type="string" calcext:value-type="string">
            <text:p>2017-07-21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2017-07-24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2452" calcext:value-type="float">
            <text:p>24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2017-07-25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2172" calcext:value-type="float">
            <text:p>2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2017-07-27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5790" calcext:value-type="float">
            <text:p>5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2017-07-28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6813" calcext:value-type="float">
            <text:p>6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13" calcext:value-type="float">
            <text:p>6813</text:p>
          </table:table-cell>
        </table:table-row>
        <table:table-row table:style-name="ro1">
          <table:table-cell office:value-type="string" calcext:value-type="string">
            <text:p>2017-08-05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6332" calcext:value-type="float">
            <text:p>6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32" calcext:value-type="float">
            <text:p>6332</text:p>
          </table:table-cell>
        </table:table-row>
        <table:table-row table:style-name="ro1">
          <table:table-cell office:value-type="string" calcext:value-type="string">
            <text:p>2017-08-06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18737" calcext:value-type="float">
            <text:p>187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737" calcext:value-type="float">
            <text:p>18737</text:p>
          </table:table-cell>
        </table:table-row>
        <table:table-row table:style-name="ro1">
          <table:table-cell office:value-type="string" calcext:value-type="string">
            <text:p>2017-08-08</text:p>
          </table:table-cell>
          <table:table-cell office:value-type="string" calcext:value-type="string">
            <text:p>Pass</text:p>
          </table:table-cell>
          <table:table-cell table:number-columns-repeated="4" office:value-type="float" office:value="4994" calcext:value-type="float">
            <text:p>4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94" calcext:value-type="float">
            <text:p>4994</text:p>
          </table:table-cell>
        </table:table-row>
        <table:table-row table:style-name="ro1">
          <table:table-cell office:value-type="string" calcext:value-type="string">
            <text:p>2017-09-01</text:p>
          </table:table-cell>
          <table:table-cell office:value-type="string" calcext:value-type="string">
            <text:p>Pass</text:p>
          </table:table-cell>
          <table:table-cell table:number-columns-repeated="5" office:value-type="float" office:value="6387" calcext:value-type="float">
            <text:p>6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87" calcext:value-type="float">
            <text:p>6387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Fail</text:p>
          </table:table-cell>
          <table:table-cell table:number-columns-repeated="5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Pass</text:p>
          </table:table-cell>
          <table:table-cell table:number-columns-repeated="5"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70" calcext:value-type="float">
            <text:p>7870</text:p>
          </table:table-cell>
        </table:table-row>
        <table:table-row table:style-name="ro1">
          <table:table-cell office:value-type="string" calcext:value-type="string">
            <text:p>2017-09-05</text:p>
          </table:table-cell>
          <table:table-cell office:value-type="string" calcext:value-type="string">
            <text:p>Pass</text:p>
          </table:table-cell>
          <table:table-cell table:number-columns-repeated="5"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04" calcext:value-type="float">
            <text:p>3104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Fail</text:p>
          </table:table-cell>
          <table:table-cell table:number-columns-repeated="5"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Pass</text:p>
          </table:table-cell>
          <table:table-cell table:number-columns-repeated="5" office:value-type="float" office:value="9793" calcext:value-type="float">
            <text:p>97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93" calcext:value-type="float">
            <text:p>9793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Pass</text:p>
          </table:table-cell>
          <table:table-cell table:number-columns-repeated="5" office:value-type="float" office:value="4717" calcext:value-type="float">
            <text:p>47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Pass</text:p>
          </table:table-cell>
          <table:table-cell table:number-columns-repeated="5" office:value-type="float" office:value="8739" calcext:value-type="float">
            <text:p>87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39" calcext:value-type="float">
            <text:p>8739</text:p>
          </table:table-cell>
        </table:table-row>
        <table:table-row table:style-name="ro1">
          <table:table-cell office:value-type="string" calcext:value-type="string">
            <text:p>2017-09-09</text:p>
          </table:table-cell>
          <table:table-cell office:value-type="string" calcext:value-type="string">
            <text:p>Pass</text:p>
          </table:table-cell>
          <table:table-cell table:number-columns-repeated="5" office:value-type="float" office:value="11865" calcext:value-type="float">
            <text:p>118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65" calcext:value-type="float">
            <text:p>11865</text:p>
          </table:table-cell>
        </table:table-row>
        <table:table-row table:style-name="ro1">
          <table:table-cell office:value-type="string" calcext:value-type="string">
            <text:p>2017-09-10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14707" calcext:value-type="float">
            <text:p>14707</text:p>
          </table:table-cell>
          <table:table-cell office:value-type="float" office:value="5675" calcext:value-type="float">
            <text:p>5675</text:p>
          </table:table-cell>
          <table:table-cell table:number-columns-repeated="2" office:value-type="float" office:value="14707" calcext:value-type="float">
            <text:p>147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07" calcext:value-type="float">
            <text:p>14707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Fail</text:p>
          </table:table-cell>
          <table:table-cell table:number-columns-repeated="5" office:value-type="float" office:value="1318" calcext:value-type="float">
            <text:p>1318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1318" calcext:value-type="float">
            <text:p>1318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Pass</text:p>
          </table:table-cell>
          <table:table-cell table:number-columns-repeated="5" office:value-type="float" office:value="3545" calcext:value-type="float">
            <text:p>3545</text:p>
          </table:table-cell>
          <table:table-cell office:value-type="float" office:value="3526" calcext:value-type="float">
            <text:p>3526</text:p>
          </table:table-cell>
          <table:table-cell table:number-columns-repeated="2"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2017-09-12</text:p>
          </table:table-cell>
          <table:table-cell office:value-type="string" calcext:value-type="string">
            <text:p>Fail</text:p>
          </table:table-cell>
          <table:table-cell table:number-columns-repeated="8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2017-09-12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2017-09-13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6305" calcext:value-type="float">
            <text:p>6305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Fail</text:p>
          </table:table-cell>
          <table:table-cell table:number-columns-repeated="8"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13089" calcext:value-type="float">
            <text:p>13089</text:p>
          </table:table-cell>
        </table:table-row>
        <table:table-row table:style-name="ro1">
          <table:table-cell office:value-type="string" calcext:value-type="string">
            <text:p>2017-09-16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2017-09-17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38710" calcext:value-type="float">
            <text:p>38710</text:p>
          </table:table-cell>
        </table:table-row>
        <table:table-row table:style-name="ro1">
          <table:table-cell office:value-type="string" calcext:value-type="string">
            <text:p>2017-09-26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16541" calcext:value-type="float">
            <text:p>16541</text:p>
          </table:table-cell>
          <table:table-cell office:value-type="float" office:value="16359" calcext:value-type="float">
            <text:p>16359</text:p>
          </table:table-cell>
          <table:table-cell table:number-columns-repeated="5" office:value-type="float" office:value="16541" calcext:value-type="float">
            <text:p>1654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Fail</text:p>
          </table:table-cell>
          <table:table-cell table:number-columns-repeated="8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2017-09-30</text:p>
          </table:table-cell>
          <table:table-cell office:value-type="string" calcext:value-type="string">
            <text:p>Fail</text:p>
          </table:table-cell>
          <table:table-cell table:number-columns-repeated="8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10-01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03</text:p>
          </table:table-cell>
          <table:table-cell office:value-type="string" calcext:value-type="string">
            <text:p>Fail</text:p>
          </table:table-cell>
          <table:table-cell table:number-columns-repeated="8"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2017-10-03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2017-10-09</text:p>
          </table:table-cell>
          <table:table-cell office:value-type="string" calcext:value-type="string">
            <text:p>Fail</text:p>
          </table:table-cell>
          <table:table-cell table:number-columns-repeated="8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10-26</text:p>
          </table:table-cell>
          <table:table-cell office:value-type="string" calcext:value-type="string">
            <text:p>Fail</text:p>
          </table:table-cell>
          <table:table-cell table:number-columns-repeated="8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7-10-26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2017-11-12</text:p>
          </table:table-cell>
          <table:table-cell office:value-type="string" calcext:value-type="string">
            <text:p>Fail</text:p>
          </table:table-cell>
          <table:table-cell table:number-columns-repeated="8"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2017-11-12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3309" calcext:value-type="float">
            <text:p>3309</text:p>
          </table:table-cell>
        </table:table-row>
        <table:table-row table:style-name="ro1">
          <table:table-cell office:value-type="string" calcext:value-type="string">
            <text:p>2017-11-24</text:p>
          </table:table-cell>
          <table:table-cell office:value-type="string" calcext:value-type="string">
            <text:p>Fail</text:p>
          </table:table-cell>
          <table:table-cell table:number-columns-repeated="8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017-11-24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2017-11-26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2017-11-29</text:p>
          </table:table-cell>
          <table:table-cell office:value-type="string" calcext:value-type="string">
            <text:p>Pass</text:p>
          </table:table-cell>
          <table:table-cell table:number-columns-repeated="8" office:value-type="float" office:value="462" calcext:value-type="float">
            <text:p>462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 calcext:value-type="string">
            <text:p>Total</text:p>
          </table:table-cell>
          <table:table-cell table:formula="of:=SUM([.D2:.D81])" office:value-type="float" office:value="281557" calcext:value-type="float">
            <text:p>281557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Pass</text:p>
          </table:table-cell>
          <table:table-cell table:formula="of:=SUMIF([.B2:.B81];[.C84];[.D2:.D81])" office:value-type="float" office:value="261254" calcext:value-type="float">
            <text:p>261254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Fail</text:p>
          </table:table-cell>
          <table:table-cell table:formula="of:=SUMIF([.B2:.B81];[.C85];[.D2:.D81])" office:value-type="float" office:value="20303" calcext:value-type="float">
            <text:p>20303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% Fail</text:p>
          </table:table-cell>
          <table:table-cell table:style-name="ce2" table:formula="of:=[.D85]/[.D84]*100" office:value-type="float" office:value="7.77136426619305" calcext:value-type="float">
            <text:p>7.7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17:13:22.523997227</dc:date>
    <meta:editing-duration>PT4H9M16S</meta:editing-duration>
    <meta:editing-cycles>2</meta:editing-cycles>
    <meta:generator>LibreOffice/5.1.6.2$Linux_X86_64 LibreOffice_project/10m0$Build-2</meta:generator>
    <meta:document-statistic meta:table-count="1" meta:cell-count="818" meta:object-count="0"/>
  </office:meta>
</office:document-meta>
</file>